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B00000040ECC61446B7F8AF91.png" manifest:media-type="image/png"/>
  <manifest:file-entry manifest:full-path="Pictures/1000000100000311000001712F2041D8EBBACDB5.png" manifest:media-type="image/png"/>
  <manifest:file-entry manifest:full-path="Pictures/10000001000004EF000000FA570C29223B7079E0.png" manifest:media-type="image/png"/>
  <manifest:file-entry manifest:full-path="Pictures/10000001000002E300000130B66670F72B7DDE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79ed4" officeooo:paragraph-rsid="00079ed4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</text:p>
      <text:p text:style-name="P1"><draw:frame draw:style-name="fr1" draw:name="Image1" text:anchor-type="char" svg:width="17cm" svg:height="6.992cm" draw:z-index="2"><draw:image xlink:href="Pictures/10000001000002E300000130B66670F72B7DDE57.png" xlink:type="simple" xlink:show="embed" xlink:actuate="onLoad" draw:mime-type="image/png"/></draw:frame></text:p>
      <text:p text:style-name="P1"/>
      <text:p text:style-name="P1">Q2.</text:p>
      <text:p text:style-name="P1"/>
      <text:p text:style-name="P1"><draw:frame draw:style-name="fr3" draw:name="Image2" text:anchor-type="char" svg:width="20.939cm" svg:height="1.062cm" draw:z-index="0"><draw:image xlink:href="Pictures/10000001000004EB00000040ECC61446B7F8AF91.png" xlink:type="simple" xlink:show="embed" xlink:actuate="onLoad" draw:mime-type="image/png"/></draw:frame><draw:frame draw:style-name="fr2" draw:name="Image3" text:anchor-type="char" svg:x="-2cm" svg:y="1.057cm" svg:width="20.999cm" svg:height="4.154cm" draw:z-index="1"><draw:image xlink:href="Pictures/10000001000004EF000000FA570C29223B7079E0.png" xlink:type="simple" xlink:show="embed" xlink:actuate="onLoad" draw:mime-type="image/png"/></draw:frame>Q3.</text:p>
      <text:p text:style-name="P1"><draw:frame draw:style-name="fr1" draw:name="Image4" text:anchor-type="char" svg:width="17cm" svg:height="7.99cm" draw:z-index="3"><draw:image xlink:href="Pictures/1000000100000311000001712F2041D8EBBACD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3:25:39.127664723</meta:creation-date>
    <dc:date>2024-03-14T17:10:45.565249396</dc:date>
    <meta:editing-duration>PT4M2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1" meta:paragraph-count="3" meta:word-count="3" meta:character-count="8" meta:non-whitespace-character-count="8"/>
  </office:meta>
</office:document-meta>
</file>